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e6cc" officeooo:paragraph-rsid="0005e6cc" loext:padding="0cm" loext:border="none"/>
    </style:style>
    <style:style style:name="P2" style:family="paragraph" style:parent-style-name="Standard">
      <style:text-properties officeooo:rsid="0005e6cc" officeooo:paragraph-rsid="0005fa41" loext:padding="0cm" loext:border="none"/>
    </style:style>
    <style:style style:name="P3" style:family="paragraph" style:parent-style-name="Standard">
      <style:text-properties officeooo:rsid="000963a7" officeooo:paragraph-rsid="000963a7" loext:padding="0cm" loext:border="none"/>
    </style:style>
    <style:style style:name="P4" style:family="paragraph" style:parent-style-name="Standard">
      <style:text-properties officeooo:rsid="000c5762" officeooo:paragraph-rsid="000d7318" loext:padding="0cm" loext:border="none"/>
    </style:style>
    <style:style style:name="P5" style:family="paragraph" style:parent-style-name="Standard">
      <style:text-properties officeooo:rsid="000f8e9e" officeooo:paragraph-rsid="000f8e9e" loext:padding="0cm" loext:border="none"/>
    </style:style>
    <style:style style:name="P6" style:family="paragraph" style:parent-style-name="Standard">
      <style:text-properties officeooo:rsid="000f8e9e" officeooo:paragraph-rsid="00112e0f" loext:padding="0cm" loext:border="none"/>
    </style:style>
    <style:style style:name="P7" style:family="paragraph" style:parent-style-name="Standard">
      <style:text-properties officeooo:rsid="00110e05" officeooo:paragraph-rsid="00110e05"/>
    </style:style>
    <style:style style:name="P8" style:family="paragraph" style:parent-style-name="Standard">
      <style:text-properties officeooo:rsid="00110e05" officeooo:paragraph-rsid="00110e05" loext:padding="0cm" loext:border="none"/>
    </style:style>
    <style:style style:name="P9" style:family="paragraph" style:parent-style-name="Standard">
      <style:text-properties officeooo:rsid="0011b242" officeooo:paragraph-rsid="0011b242" loext:padding="0cm" loext:border="none"/>
    </style:style>
    <style:style style:name="P10" style:family="paragraph" style:parent-style-name="Standard">
      <style:text-properties officeooo:rsid="0014a536" officeooo:paragraph-rsid="00155f5d" loext:padding="0cm" loext:border="none"/>
    </style:style>
    <style:style style:name="P11" style:family="paragraph" style:parent-style-name="Standard">
      <style:text-properties officeooo:rsid="001857d5" officeooo:paragraph-rsid="000963a7" loext:padding="0cm" loext:border="none"/>
    </style:style>
    <style:style style:name="P12" style:family="paragraph" style:parent-style-name="Standard">
      <style:text-properties officeooo:rsid="001a11b0" officeooo:paragraph-rsid="001a11b0" loext:padding="0cm" loext:border="none"/>
    </style:style>
    <style:style style:name="P13" style:family="paragraph" style:parent-style-name="Standard">
      <style:text-properties officeooo:rsid="001b7d64" officeooo:paragraph-rsid="001b7d64" loext:padding="0cm" loext:border="none"/>
    </style:style>
    <style:style style:name="P14" style:family="paragraph" style:parent-style-name="Standard">
      <style:text-properties officeooo:rsid="001f2434" officeooo:paragraph-rsid="001f2434" loext:padding="0cm" loext:border="none"/>
    </style:style>
    <style:style style:name="P15" style:family="paragraph" style:parent-style-name="Standard">
      <style:text-properties officeooo:rsid="00207cc3" officeooo:paragraph-rsid="00207cc3" loext:padding="0cm" loext:border="none"/>
    </style:style>
    <style:style style:name="P16" style:family="paragraph" style:parent-style-name="Standard">
      <style:text-properties officeooo:rsid="002138f3" officeooo:paragraph-rsid="002138f3" loext:padding="0cm" loext:border="none"/>
    </style:style>
    <style:style style:name="P17" style:family="paragraph" style:parent-style-name="Standard">
      <style:text-properties officeooo:rsid="00221c1e" officeooo:paragraph-rsid="00221c1e" loext:padding="0cm" loext:border="none"/>
    </style:style>
    <style:style style:name="P18" style:family="paragraph" style:parent-style-name="Standard">
      <style:text-properties officeooo:rsid="0025e3bc" officeooo:paragraph-rsid="0025e3bc" loext:padding="0cm" loext:border="none"/>
    </style:style>
    <style:style style:name="P19" style:family="paragraph" style:parent-style-name="Standard">
      <style:text-properties officeooo:rsid="0025e3bc" officeooo:paragraph-rsid="00264619" loext:padding="0cm" loext:border="none"/>
    </style:style>
    <style:style style:name="P20" style:family="paragraph" style:parent-style-name="Standard">
      <style:text-properties officeooo:rsid="00285d5e" officeooo:paragraph-rsid="00285d5e" loext:padding="0cm" loext:border="none"/>
    </style:style>
    <style:style style:name="P21" style:family="paragraph" style:parent-style-name="Standard">
      <style:text-properties officeooo:rsid="0024144d" officeooo:paragraph-rsid="0024144d" loext:padding="0cm" loext:border="none"/>
    </style:style>
    <style:style style:name="P22" style:family="paragraph" style:parent-style-name="Standard">
      <style:text-properties officeooo:rsid="0025e3bc" officeooo:paragraph-rsid="00264619" loext:padding="0cm" loext:border="none"/>
    </style:style>
    <style:style style:name="P23" style:family="paragraph" style:parent-style-name="Standard">
      <style:text-properties officeooo:rsid="00292d25" officeooo:paragraph-rsid="00292d25" loext:padding="0cm" loext:border="none"/>
    </style:style>
    <style:style style:name="T1" style:family="text">
      <style:text-properties officeooo:rsid="0005fa41"/>
    </style:style>
    <style:style style:name="T2" style:family="text">
      <style:text-properties officeooo:rsid="000d7318"/>
    </style:style>
    <style:style style:name="T3" style:family="text">
      <style:text-properties officeooo:rsid="00110e05" loext:padding="0cm" loext:border="none"/>
    </style:style>
    <style:style style:name="T4" style:family="text">
      <style:text-properties loext:padding="0cm" loext:border="none"/>
    </style:style>
    <style:style style:name="T5" style:family="text">
      <style:text-properties officeooo:rsid="00112e0f"/>
    </style:style>
    <style:style style:name="T6" style:family="text">
      <style:text-properties officeooo:rsid="00225e4d"/>
    </style:style>
    <style:style style:name="T7" style:family="text">
      <style:text-properties officeooo:rsid="00264619"/>
    </style:style>
    <style:style style:name="T8" style:family="text">
      <style:text-properties officeooo:rsid="002a29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ockchain is recording transactions data in blocks, that are linked together using cryotography .</text:p>
      <text:p text:style-name="P1">All block carry a cryptography hash of the previous block, timestamp and transaction data .</text:p>
      <text:p text:style-name="P1">Any data on a blockchain cannot be altered retroactively without altering all subsequent blocks.</text:p>
      <text:p text:style-name="P1"/>
      <text:p text:style-name="P1">Blockchains are generally controlled by the peer <text:s/>to peer network <text:span text:style-name="T1">for using a distributed ledger.</text:span></text:p>
      <text:p text:style-name="P2">Blockchain <text:span text:style-name="T1">created by Satoshi in 2008 to work as the public transaction <text:s/>ledger of the cryptocurrency bitcoin. It is decentralized can’t be regulated by government and central bank .</text:span></text:p>
      <text:p text:style-name="P2"/>
      <text:p text:style-name="P3">Whitepaper crypto là où il ya toutes les données de l’entreprise de crypto .</text:p>
      <text:p text:style-name="P3"/>
      <text:p text:style-name="P4">Dans les <text:span text:style-name="T2">graphiques de trading une bougie verte est synonyme de tendance haussière tandis qu’une bougie rouge <text:s/>est synonyme de tendance baissière .</text:span></text:p>
      <text:p text:style-name="P4"/>
      <text:p text:style-name="P5">Proof of stake validators of this hold a certain amount of coins to be allowed to process transactions.</text:p>
      <text:p text:style-name="P9">There is no competition as the block creator is chosen by an algorithm based on the user’s stake.</text:p>
      <text:p text:style-name="P5">1 epoch= 5 days</text:p>
      <text:p text:style-name="P3"/>
      <text:p text:style-name="P8">Proof of history mécanisme qui permet de prouver l’écoulement du temps entre 2 évènements grâce à la cryptographie. Ce <text:s/>mécanisme est basé sur une séquence de calculs particulière(fonction de hachage séquentielle).</text:p>
      <text:p text:style-name="P7"><text:span text:style-name="T3">L</text:span><text:span text:style-name="T4">a Proof of history <text:s/>de solana par exemple utilise ce type de fonctions pour décompter le temps et mettre en ordre les évène au sein des blocs de la chaîne.</text:span></text:p>
      <text:p text:style-name="P3"/>
      <text:p text:style-name="P6">Proof of <text:span text:style-name="T5">Work : to add each block to the chain, miners must compete to solve a difficult puzzle using their computers processing power. </text:span></text:p>
      <text:p text:style-name="P6"/>
      <text:p text:style-name="P10">Un coin utilise sa propre blockchain et est minable tandis qu’un token utilise la blockchain d’un coin et n’est pas minable. </text:p>
      <text:p text:style-name="P3"/>
      <text:p text:style-name="P11">Une parachain est une sous blockchain qu’héberge le réseau sur lequel elle évolue. La parachain définit les règles qui seront appliquées sur son réseau.</text:p>
      <text:p text:style-name="P11"/>
      <text:p text:style-name="P12">Dollar Cost Averaging is take a small amount of money and investing the same amount at regular intervals over time until the end of your investment time horizon.</text:p>
      <text:p text:style-name="P12"/>
      <text:p text:style-name="P13">FOMO is meanining Fear Of Missing Out autrement dit la peur de manquer une bonne opportunité.</text:p>
      <text:p text:style-name="P13"/>
      <text:p text:style-name="P14">Dans le trading en général, une bougie correspond à toutes les fluctuations ayant eu lieu sur un intervalle de 4h:ouverture, clôture, point le plus haut et point le plus bas.</text:p>
      <text:p text:style-name="P14"/>
      <text:p text:style-name="P15">Pour voir de nouvellles cryptos listées sur binance ,utiliser le lien suivant :</text:p>
      <text:p text:style-name="P15"><text:a xlink:type="simple" xlink:href="https://www.binance.com/en/support/announcement" text:style-name="Internet_20_link" text:visited-style-name="Visited_20_Internet_20_Link">https://www.binance.com/en/support/announcement</text:a></text:p>
      <text:p text:style-name="P15"/>
      <text:p text:style-name="P16">layer1 1ere couche de blockchain fonctionne sur la blockchain elle même</text:p>
      <text:p text:style-name="P16">layer2 2ème couche de blockchain <text:s/>fonctionne de manière a interagir avec d’autres blockchain</text:p>
      <text:p text:style-name="P16"/>
      <text:p text:style-name="P17">1 AirDrop consiste pour 1 entreprise à offrir des token ou des coins de leur crypto à des personnes contre souvent contr<text:span text:style-name="T6">e</text:span>partie.</text:p>
      <text:p text:style-name="P17"/>
      <text:p text:style-name="P21">Les NFT jetons non fongibles sont uniques <text:s/>et identifiables. <text:s/>Ils sont non interchangeables contre un actif du même type. Ils ont été créés sur ethereum par la proposition ERC721. </text:p>
      <text:p text:style-name="P18"><text:soft-page-break/>Les NFT sont des tokens similaires à ceux utilisés par les cryptomonnaies mais leurs valeurs et leurs caractéristiques sont variées ce qui fait qu’on ne peut pas les considérer comme des monnaies.</text:p>
      <text:p text:style-name="P19">Ils peuvent être utilisés pour numériser toute 1 variété d’infos et sont enregistrés sur la blockchain.</text:p>
      <text:p text:style-name="P19"><text:span text:style-name="T7">OpenSea permet de créer des NFT gratuitement.</text:span> </text:p>
      <text:p text:style-name="P19"/>
      <text:p text:style-name="P23">Des NFT peuvent représenter des fractions d’actifs du monde réel<text:span text:style-name="T8">(ex. immobilier)</text:span> qui peuvent être stockés et trader comme jetons dans une blockchain.</text:p>
      <text:p text:style-name="P19"/>
      <text:p text:style-name="P20">Tokenomics signifie économie liée <text:s/>aux tokens donc à la crypto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5T13:53:17.234183335</meta:creation-date>
    <meta:generator>LibreOffice/6.4.7.2$Linux_X86_64 LibreOffice_project/40$Build-2</meta:generator>
    <dc:date>2021-12-27T22:49:54.192521397</dc:date>
    <meta:editing-duration>PT19H6M27S</meta:editing-duration>
    <meta:editing-cycles>27</meta:editing-cycles>
    <meta:document-statistic meta:table-count="0" meta:image-count="0" meta:object-count="0" meta:page-count="2" meta:paragraph-count="29" meta:word-count="544" meta:character-count="3367" meta:non-whitespace-character-count="2838"/>
  </office:meta>
</office:document-meta>
</file>